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 style:writing-mode="lr-tb"/>
      <style:text-properties officeooo:paragraph-rsid="00178f44"/>
    </style:style>
    <style:style style:name="P3" style:family="paragraph" style:parent-style-name="Standard">
      <style:paragraph-properties fo:text-align="justify" style:justify-single-word="false" style:writing-mode="lr-tb"/>
      <style:text-properties officeooo:paragraph-rsid="00178f44"/>
    </style:style>
    <style:style style:name="T1" style:family="text">
      <style:text-properties style:font-name="sans-serif" fo:font-size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page3R_mcid0"/><text:bookmark text:name="page3R_mcid3"/><text:bookmark text:name="page3R_mcid2"/><text:bookmark text:name="page3R_mcid1"/><text:span text:style-name="T1">REFERENCIA PERSONAL</text:span> </text:p>
      <text:p text:style-name="P2"/>
      <text:p text:style-name="P3"><text:bookmark text:name="page3R_mcid4"/><text:line-break/><text:bookmark text:name="page3R_mcid8"/><text:bookmark text:name="page3R_mcid7"/><text:bookmark text:name="page3R_mcid6"/><text:bookmark text:name="page3R_mcid5"/><text:tab/><text:span text:style-name="T1">Quien suscribe, ________________________________, portador</text:span> <text:span text:style-name="T1">(a)</text:span> <text:span text:style-name="T1">de la Cédula de Identidad Nº ________________</text:span> <text:span text:style-name="T1">de este domicilio, hago</text:span> <text:span text:style-name="T1">constar por medio de la presente que conozco de vista, trato y comunicación,</text:span> <text:span text:style-name="T1">desde hace _________, al señor____________________________,portador de la Cédula de Identidad Nº _________________</text:span> <text:span text:style-name="T1">y de este domicilio, dejando constancia de</text:span> <text:span text:style-name="T1">que es una persona trabajadora, honesta y cumplidora de sus obligaciones, por lo cual no dudo en recomendar</text:span> <text:span text:style-name="T1">ampliamente.</text:span></text:p>
      <text:p text:style-name="P2"><text:span text:style-name="T1"/></text:p>
      <text:p text:style-name="P3"><text:span text:style-name="T1"><text:s/></text:span><text:bookmark text:name="page3R_mcid9"/><text:bookmark text:name="page3R_mcid10"/><text:bookmark text:name="page3R_mcid11"/><text:span text:style-name="T1">Se expide la presente a solicitud de la parte interesada, en Valencia a</text:span> <text:span text:style-name="T1">los</text:span> <text:span text:style-name="T1">_______</text:span> <text:span text:style-name="T1">días del mes de</text:span> <text:span text:style-name="T1">_____________</text:span> <text:span text:style-name="T1">de ________.</text:span></text:p>
      <text:p text:style-name="P3"><text:span text:style-name="T1"/></text:p>
      <text:p text:style-name="P2"><text:span text:style-name="T1"/></text:p>
      <text:p text:style-name="P2"><text:s/><text:bookmark text:name="page3R_mcid12"/><text:bookmark text:name="page3R_mcid14"/><text:bookmark text:name="page3R_mcid13"/><text:span text:style-name="T1">Atentamente,</text:span> </text:p>
      <text:p text:style-name="P3"><text:bookmark text:name="page3R_mcid15"/><text:bookmark text:name="page3R_mcid16"/><text:line-break/><text:tab/><text:tab/><text:tab/><text:span text:style-name="T1">__________________________________</text:span> <text:bookmark text:name="page3R_mcid17"/><text:line-break/><text:tab/><text:tab/><text:tab/><text:tab/><text:tab/><text:tab/><text:span text:style-name="T1">Firma</text:span></text:p>
      <text:p text:style-name="P3"><text:span text:style-name="T1"/></text:p>
      <text:p text:style-name="P3"><text:s/><text:bookmark text:name="page3R_mcid18"/><text:line-break/><text:bookmark text:name="page3R_mcid19"/><text:line-break/><text:bookmark text:name="page3R_mcid20"/><text:span text:style-name="T1">Nombres y Apellidos: ____________________________________.</text:span> </text:p>
      <text:p text:style-name="P3"><text:bookmark text:name="page3R_mcid21"/><text:span text:style-name="T1">C.I.</text:span> <text:span text:style-name="T1">N°:______________________.</text:span> </text:p>
      <text:p text:style-name="P3"><text:bookmark text:name="page3R_mcid22"/><text:span text:style-name="T1">TLF. ________________________.</text:span> </text:p>
      <text:p text:style-name="P3"><text:span text:style-name="T1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8T09:23:22.172453269</meta:creation-date>
    <dc:date>2021-06-08T09:28:37.538982666</dc:date>
    <meta:editing-duration>PT5M21S</meta:editing-duration>
    <meta:editing-cycles>1</meta:editing-cycles>
    <meta:generator>LibreOffice/7.1.3.2$Linux_X86_64 LibreOffice_project/10$Build-2</meta:generator>
    <meta:document-statistic meta:table-count="0" meta:image-count="0" meta:object-count="0" meta:page-count="1" meta:paragraph-count="8" meta:word-count="102" meta:character-count="827" meta:non-whitespace-character-count="710"/>
  </office:meta>
</office:document-meta>
</file>